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DejaVu Sans'" style:font-family-generic="swiss" style:font-pitch="variable" fo:font-size="12pt" style:font-size-asian="12pt" style:font-size-complex="12pt"/>
    </style:style>
    <style:style style:name="T1" style:family="text">
      <style:text-properties fo:font-family="'DejaVu Sans'" style:font-family-generic="swiss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cm" svg:height="1.5cm" svg:x="3.27cm" svg:y="7.77cm">
          <text:p text:style-name="P1"><text:span text:style-name="T1">Input</text:span></text:p>
          <text:p text:style-name="P1"><text:span text:style-name="T1">Connecto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6.27cm" svg:y1="8.52cm" svg:x2="7.779cm" svg:y2="8.52cm" draw:start-shape="id1" draw:start-glue-point="1" draw:end-shape="id2" draw:end-glue-point="6" svg:d="m6270 8520h1509">
          <text:p/>
        </draw:connector>
        <draw:custom-shape draw:style-name="gr3" draw:text-style-name="P1" xml:id="id2" draw:id="id2" draw:layer="layout" svg:width="0.5cm" svg:height="0.5cm" svg:x="7.779cm" svg:y="8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8.279cm" svg:y1="8.52cm" svg:x2="9.77cm" svg:y2="8.52cm" draw:start-shape="id2" draw:start-glue-point="10" draw:end-shape="id3" draw:end-glue-point="3" svg:d="m8279 8520h1491">
          <text:p/>
        </draw:connector>
        <draw:custom-shape draw:style-name="gr4" draw:text-style-name="P2" draw:layer="layout" svg:width="1.5cm" svg:height="1cm" svg:x="7.27cm" svg:y="8.724cm">
          <text:p text:style-name="P1"><text:span text:style-name="T1">CP1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0.5cm" svg:height="0.5cm" svg:x="19.265cm" svg:y="8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7.765cm" svg:y1="8.954cm" svg:x2="19.265cm" svg:y2="8.954cm" draw:start-shape="id4" draw:start-glue-point="1" draw:end-shape="id5" draw:end-glue-point="6" svg:d="m17765 8954h1500">
          <text:p/>
        </draw:connector>
        <draw:connector draw:style-name="gr2" draw:text-style-name="P1" draw:layer="layout" svg:x1="19.765cm" svg:y1="8.954cm" svg:x2="21.265cm" svg:y2="8.954cm" draw:start-shape="id5" draw:start-glue-point="10" draw:end-shape="id6" svg:d="m19765 8954h1500">
          <text:p/>
        </draw:connector>
        <draw:custom-shape draw:style-name="gr4" draw:text-style-name="P2" draw:layer="layout" svg:width="1.5cm" svg:height="1cm" svg:x="9.27cm" svg:y="10.27cm">
          <text:p text:style-name="P1"><text:span text:style-name="T1">CP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3cm" svg:height="1.5cm" svg:x="21.265cm" svg:y="8.204cm">
          <text:p text:style-name="P1"><text:span text:style-name="T1">Output</text:span></text:p>
          <text:p text:style-name="P1"><text:span text:style-name="T1">Connector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1.5cm" svg:height="1.5cm" svg:x="10.27cm" svg:y="12.2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xml:id="id7" draw:id="id7" draw:layer="layout" svg:width="0.5cm" svg:height="0.5cm" svg:x="10.77cm" svg:y="10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1.02cm" svg:y1="11.27cm" svg:x2="11.02cm" svg:y2="12.27cm" draw:start-shape="id7" draw:start-glue-point="8" draw:end-shape="id8" draw:end-glue-point="5" svg:d="m11020 11270v1000">
          <text:p/>
        </draw:connector>
        <draw:custom-shape draw:style-name="gr3" draw:text-style-name="P1" xml:id="id9" draw:id="id9" draw:layer="layout" svg:width="0.5cm" svg:height="0.5cm" svg:x="13.27cm" svg:y="8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3.77cm" svg:y1="8.52cm" svg:x2="15.265cm" svg:y2="8.504cm" draw:start-shape="id9" draw:start-glue-point="10" draw:end-shape="id4" draw:end-glue-point="4" svg:d="m13770 8520h748v-16h747">
          <text:p/>
        </draw:connector>
        <draw:custom-shape draw:style-name="gr4" draw:text-style-name="P2" draw:layer="layout" svg:width="1.5cm" svg:height="1cm" svg:x="18.765cm" svg:y="9.204cm">
          <text:p text:style-name="P1"><text:span text:style-name="T1">CP5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5cm" svg:height="1cm" svg:x="12.77cm" svg:y="7.27cm">
          <text:p text:style-name="P1"><text:span text:style-name="T1">CP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2.5cm" svg:height="1.5cm" svg:x="15.265cm" svg:y="8.204cm">
          <draw:glue-point draw:id="4" svg:x="-5cm" svg:y="-3cm"/>
          <draw:glue-point draw:id="5" svg:x="-5cm" svg:y="3cm"/>
          <text:p text:style-name="P1"><text:span text:style-name="T1">C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" draw:id="id3" draw:layer="layout" svg:width="2.5cm" svg:height="1.5cm" svg:x="9.77cm" svg:y="7.77cm">
          <draw:glue-point draw:id="4" svg:x="-5cm" svg:y="-3cm"/>
          <draw:glue-point draw:id="5" svg:x="-5cm" svg:y="3cm"/>
          <text:p text:style-name="P1"><text:span text:style-name="T1">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11.02cm" svg:y1="9.27cm" svg:x2="11.02cm" svg:y2="10.77cm" draw:start-shape="id3" draw:start-glue-point="2" draw:end-shape="id7" draw:end-glue-point="4" svg:d="m11020 9270v1500">
          <text:p/>
        </draw:connector>
        <draw:connector draw:style-name="gr6" draw:text-style-name="P1" draw:layer="layout" svg:x1="12.27cm" svg:y1="8.52cm" svg:x2="13.27cm" svg:y2="8.52cm" draw:start-shape="id3" draw:start-glue-point="1" draw:end-shape="id9" draw:end-glue-point="6" svg:d="m12270 8520h1000">
          <text:p/>
        </draw:connector>
        <draw:connector draw:style-name="gr5" draw:text-style-name="P1" draw:layer="layout" svg:x1="11.02cm" svg:y1="13.77cm" svg:x2="13.52cm" svg:y2="11.27cm" draw:start-shape="id8" draw:start-glue-point="7" draw:end-shape="id10" draw:end-glue-point="8" svg:d="m11020 13770v502h2500v-3002">
          <text:p/>
        </draw:connector>
        <draw:custom-shape draw:style-name="gr3" draw:text-style-name="P1" xml:id="id10" draw:id="id10" draw:layer="layout" svg:width="0.5cm" svg:height="0.5cm" svg:x="13.27cm" svg:y="10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cm" svg:height="1cm" svg:x="13.77cm" svg:y="10.77cm">
          <text:p text:style-name="P1"><text:span text:style-name="T1">CP4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3.52cm" svg:y1="10.77cm" svg:x2="15.265cm" svg:y2="9.404cm" draw:start-shape="id10" draw:start-glue-point="4" draw:end-shape="id4" draw:end-glue-point="5" svg:d="m13520 10770v-1366h174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7cm" fo:margin-bottom="1.27cm" fo:margin-left="1.27cm" fo:margin-right="1.2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telian Dumitrascu</meta:initial-creator>
    <meta:creation-date>2011-08-31T09:49:21</meta:creation-date>
    <dc:date>2011-11-25T16:30:54</dc:date>
    <dc:creator>Stelian Dumitrascu</dc:creator>
    <meta:editing-duration>P3DT2H49M42S</meta:editing-duration>
    <meta:editing-cycles>18</meta:editing-cycles>
    <meta:generator>LibreOffice/3.3$Linux LibreOffice_project/330m19$Build-401</meta:generator>
    <meta:document-statistic meta:object-count="25"/>
  </office:meta>
</office:document-meta>
</file>